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Neue-LightCond" svg:font-family="HelveticaNeue-LightCond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5.14cm" table:align="margins"/>
    </style:style>
    <style:style style:name="Tabelle3.A" style:family="table-column">
      <style:table-column-properties style:column-width="2.57cm" style:rel-column-width="32767*"/>
    </style:style>
    <style:style style:name="Tabelle3.B" style:family="table-column">
      <style:table-column-properties style:column-width="2.57cm" style:rel-column-width="32768*"/>
    </style:style>
    <style:style style:name="Tabelle3.A1" style:family="table-cell">
      <style:table-cell-properties fo:padding="0cm" fo:border="none"/>
    </style:style>
    <style:style style:name="Table1" style:family="table">
      <style:table-properties style:width="16.995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041cm"/>
    </style:style>
    <style:style style:name="Table1.B" style:family="table-column">
      <style:table-column-properties style:column-width="2.067cm"/>
    </style:style>
    <style:style style:name="Table1.C" style:family="table-column">
      <style:table-column-properties style:column-width="2.459cm"/>
    </style:style>
    <style:style style:name="Table1.D" style:family="table-column">
      <style:table-column-properties style:column-width="5.609cm"/>
    </style:style>
    <style:style style:name="Table1.E" style:family="table-column">
      <style:table-column-properties style:column-width="0.101cm"/>
    </style:style>
    <style:style style:name="Table1.F" style:family="table-column">
      <style:table-column-properties style:column-width="1.577cm"/>
    </style:style>
    <style:style style:name="Table1.G" style:family="table-column">
      <style:table-column-properties style:column-width="1.692cm"/>
    </style:style>
    <style:style style:name="Table1.H" style:family="table-column">
      <style:table-column-properties style:column-width="2.45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A3" style:family="table-cell">
      <style:table-cell-properties fo:background-color="#c0c0c0" fo:padding="0.097cm" fo:border="none">
        <style:background-image/>
      </style:table-cell-properties>
    </style:style>
    <style:style style:name="Table1.4" style:family="table-row">
      <style:table-row-properties style:min-row-height="0.173cm" style:keep-together="false" fo:keep-together="always"/>
    </style:style>
    <style:style style:name="Table1.A4" style:family="table-cell">
      <style:table-cell-properties fo:padding="0.097cm" fo:border="none"/>
    </style:style>
    <style:style style:name="Table1.10" style:family="table-row">
      <style:table-row-properties style:keep-together="true" fo:keep-together="auto"/>
    </style:style>
    <style:style style:name="P1" style:family="paragraph" style:parent-style-name="Standard">
      <style:paragraph-properties fo:text-align="end" style:justify-single-word="false"/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HelveticaNeue-LightCond"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HelveticaNeue-LightCond" fo:font-size="8pt" style:font-size-asian="8pt" style:font-size-complex="8pt"/>
    </style:style>
    <style:style style:name="P5" style:family="paragraph" style:parent-style-name="Standard">
      <style:text-properties style:font-name="HelveticaNeue-LightCond" fo:font-size="9pt" style:font-size-asian="9pt" style:font-size-complex="9pt"/>
    </style:style>
    <style:style style:name="P6" style:family="paragraph" style:parent-style-name="Standard">
      <style:text-properties style:font-name="HelveticaNeue-LightCond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9.947cm"/>
        </style:tab-stops>
      </style:paragraph-properties>
      <style:text-properties style:font-name="HelveticaNeue-LightCond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9.947cm"/>
        </style:tab-stops>
      </style:paragraph-properties>
      <style:text-properties style:font-name="HelveticaNeue-LightCond" fo:font-size="9pt" fo:font-weight="bold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HelveticaNeue-LightCond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Frame_20_contents">
      <style:text-properties style:font-name="HelveticaNeue-LightCond" fo:font-size="6pt" style:font-size-asian="6pt" style:font-size-complex="6pt"/>
    </style:style>
    <style:style style:name="P12" style:family="paragraph" style:parent-style-name="Table_20_Contents">
      <style:paragraph-properties fo:text-align="end" style:justify-single-word="false"/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HelveticaNeue-LightCond" fo:font-size="9pt" style:font-size-asian="9pt" style:font-size-complex="9pt"/>
    </style:style>
    <style:style style:name="P14" style:family="paragraph" style:parent-style-name="terp_5f_default_5f_8">
      <style:paragraph-properties fo:text-align="end" style:justify-single-word="false"/>
      <style:text-properties style:font-name="HelveticaNeue-LightCond" fo:font-size="6pt" style:font-size-asian="6pt" style:font-size-complex="6pt"/>
    </style:style>
    <style:style style:name="P15" style:family="paragraph" style:parent-style-name="zusammenhalt">
      <style:text-properties fo:font-size="9pt" style:font-size-asian="9pt" style:font-size-complex="9pt"/>
    </style:style>
    <style:style style:name="P16" style:family="paragraph" style:parent-style-name="zusammenhalt">
      <style:paragraph-properties fo:text-align="end" style:justify-single-word="false"/>
      <style:text-properties fo:font-size="6pt" style:font-size-asian="6pt" style:font-size-complex="6pt"/>
    </style:style>
    <style:style style:name="P17" style:family="paragraph" style:parent-style-name="zusammenhalt">
      <style:paragraph-properties fo:text-align="end" style:justify-single-word="false"/>
      <style:text-properties fo:color="#000000" fo:font-size="9pt" fo:font-weight="normal" style:font-size-asian="9pt" style:font-weight-asian="normal" style:font-size-complex="9pt" style:font-weight-complex="normal"/>
    </style:style>
    <style:style style:name="P18" style:family="paragraph" style:parent-style-name="zusammenhalt"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19" style:family="paragraph" style:parent-style-name="zusammenhalt">
      <style:paragraph-properties fo:text-align="end" style:justify-single-word="false" fo:orphans="0" fo:widows="0" fo:keep-with-next="auto"/>
      <style:text-properties fo:font-size="9pt" fo:font-weight="bold" style:font-size-asian="9pt" style:font-weight-asian="bold" style:font-size-complex="9pt" style:font-weight-complex="bold"/>
    </style:style>
    <style:style style:name="P20" style:family="paragraph" style:parent-style-name="zusammenhalt">
      <style:paragraph-properties fo:text-align="start" style:justify-single-word="false" fo:orphans="0" fo:widows="0" fo:keep-with-next="auto"/>
      <style:text-properties fo:font-size="9pt" fo:font-weight="bold" style:font-size-asian="9pt" style:font-weight-asian="bold" style:font-size-complex="9pt" style:font-weight-complex="bold"/>
    </style:style>
    <style:style style:name="P21" style:family="paragraph" style:parent-style-name="zusammenhalt">
      <style:paragraph-properties fo:text-align="end" style:justify-single-word="false" fo:orphans="0" fo:widows="0" fo:keep-with-next="auto"/>
      <style:text-properties fo:font-size="9pt" style:font-size-asian="9pt" style:font-size-complex="9pt"/>
    </style:style>
    <style:style style:name="P22" style:family="paragraph" style:parent-style-name="zusammenhalt">
      <style:paragraph-properties fo:text-align="end" style:justify-single-word="false" fo:orphans="0" fo:widows="0" fo:keep-with-next="auto"/>
      <style:text-properties fo:color="#000000" fo:font-size="9pt" style:font-size-asian="9pt" style:font-size-complex="9pt"/>
    </style:style>
    <style:style style:name="P23" style:family="paragraph" style:parent-style-name="_5f_Sichtfenster_5f_Li">
      <style:text-properties style:font-name="HelveticaNeue-LightCond" fo:font-size="11pt" style:font-size-asian="11pt" style:font-size-complex="11pt"/>
    </style:style>
    <style:style style:name="P24" style:family="paragraph" style:parent-style-name="Standard" style:master-page-name="Standard">
      <style:paragraph-properties style:page-number="auto"/>
      <style:text-properties fo:font-size="8pt" style:font-size-asian="8pt" style:font-size-complex="8pt"/>
    </style:style>
    <style:style style:name="P25" style:family="paragraph" style:parent-style-name="Standard">
      <style:paragraph-properties fo:text-align="start" style:justify-single-word="false">
        <style:tab-stops>
          <style:tab-stop style:position="8.641cm"/>
          <style:tab-stop style:position="13.044cm"/>
        </style:tab-stops>
      </style:paragraph-properties>
      <style:text-properties style:font-name="HelveticaNeue-LightCond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0000"/>
    </style:style>
    <style:style style:name="T3" style:family="text">
      <style:text-properties fo:color="#000000"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Sichtfenster_5f_Links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Rahmen6" text:anchor-type="paragraph" svg:x="0cm" svg:y="-0.005cm" svg:width="8.481cm" draw:z-index="0"><draw:text-box fo:min-height="0.416cm"><text:p text:style-name="P11"><text:text-input text:description="&lt;setLang(o.partner_id.lang or &quot;de_DE&quot;)&gt;">[Lang]</text:text-input>ABS.: <text:text-input text:description="&lt;o.company_id.partner_id.name&gt;">Name</text:text-input>, <text:text-input text:description="&lt;o.company_id.partner_id.zip&gt;">PLZ</text:text-input> <text:text-input text:description="&lt;o.company_id.partner_id.city&gt;">City</text:text-input>, <text:text-input text:description="&lt;o.company_id.partner_id.street&gt;">Straße</text:text-input>, <text:text-input text:description="&lt;o.company_id.partner_id.country_id.name&gt;">Country</text:text-input></text:p></draw:text-box></draw:frame><draw:frame draw:style-name="fr2" draw:name="Adressfeld" text:anchor-type="paragraph" svg:x="0cm" svg:y="0.22cm" svg:width="8.5cm" draw:z-index="1"><draw:text-box fo:min-height="4.075cm"><text:p text:style-name="P23"><text:text-input text:description="&lt;o.partner_id.name&gt;">Name</text:text-input><text:line-break/><text:text-input text:description="&lt;o.partner_id.street&gt;">Straße</text:text-input><text:line-break/><text:text-input text:description="&lt;o.partner_id.zip&gt;">PLZ</text:text-input> <text:text-input text:description="&lt;o.partner_id.city&gt;">Stadt</text:text-input></text:p></draw:text-box></draw:frame><draw:frame draw:style-name="fr3" draw:name="Rahmen51" text:anchor-type="paragraph" svg:x="12.074cm" svg:y="2.775cm" svg:width="5.14cm" draw:z-index="2"><draw:text-box fo:min-height="1.921cm"><table:table table:name="Tabelle3" table:style-name="Tabelle3"><table:table-column table:style-name="Tabelle3.A"/><table:table-column table:style-name="Tabelle3.B"/><table:table-row><table:table-cell table:style-name="Tabelle3.A1" office:value-type="string"><text:p text:style-name="P1"><text:text-input text:description="&lt;_()&gt;">Liefer Datum:</text:text-input></text:p></table:table-cell><table:table-cell table:style-name="Tabelle3.A1" office:value-type="string"><text:p text:style-name="P1"><text:text-input text:description="&lt;o.date_done and formatLang(o.date_done,date=True) or ''&gt;">Lieferung</text:text-input></text:p></table:table-cell></table:table-row><table:table-row><table:table-cell table:style-name="Tabelle3.A1" office:value-type="string"><text:p text:style-name="P4"><text:text-input text:description="&lt;_()&gt;">Bestelldatum: </text:text-input></text:p></table:table-cell><table:table-cell table:style-name="Tabelle3.A1" office:value-type="string"><text:p text:style-name="P4"><text:text-input text:description="&lt;o.date and formatLang(o.date,date=True) or ''&gt;">Bestelldatum</text:text-input></text:p></table:table-cell></table:table-row><table:table-row><table:table-cell table:style-name="Tabelle3.A1" office:value-type="string"><text:p text:style-name="P4"><text:text-input text:description="&lt;_()&gt;">Kunden Nr: </text:text-input></text:p></table:table-cell><table:table-cell table:style-name="Tabelle3.A1" office:value-type="string"><text:p text:style-name="P4"><text:placeholder text:placeholder-type="text">&lt;o.partner_id.ref&gt;</text:placeholder></text:p></table:table-cell></table:table-row><table:table-row><table:table-cell table:style-name="Tabelle3.A1" office:value-type="string"><text:p text:style-name="P4"><text:text-input text:description="&lt;_()&gt;">Kunden-Ust ID: </text:text-input></text:p></table:table-cell><table:table-cell table:style-name="Tabelle3.A1" office:value-type="string"><text:p text:style-name="P4"><text:placeholder text:placeholder-type="text">&lt;o.partner_id.vat&gt;</text:placeholder></text:p></table:table-cell></table:table-row><table:table-row><table:table-cell table:style-name="Tabelle3.A1" office:value-type="string"><text:p text:style-name="P4"><text:text-input text:description="&lt;_()&gt;">Kunde Ansprechpartner:</text:text-input></text:p></table:table-cell><table:table-cell table:style-name="Tabelle3.A1" office:value-type="string"><text:p text:style-name="P4"/></table:table-cell></table:table-row><table:table-row><table:table-cell table:style-name="Tabelle3.A1" office:value-type="string"><text:p text:style-name="P4"><text:text-input text:description="&lt;_()&gt;">Ext. Ansprechpartner: </text:text-input></text:p></table:table-cell><table:table-cell table:style-name="Tabelle3.A1" office:value-type="string"><text:p text:style-name="P4"><text:placeholder text:placeholder-type="text">&lt;o.partner_id.user_id.name&gt;</text:placeholder></text:p></table:table-cell></table:table-row></table:table><text:p text:style-name="P10"/></draw:text-box></draw:frame><text:text-input text:description="&lt;def_inc('line_number', start=1)&gt;">initialize line_number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columns-spanned="8" office:value-type="string">
              <text:p text:style-name="P9"><text:span text:style-name="T1"><text:text-input text:description="&lt;choose&gt;">choose_</text:text-input></text:span><text:span text:style-name="T1"><text:text-input text:description="&lt;when test=&quot;o.state=='draft'&quot;&gt;">if_Draft_</text:text-input></text:span><text:text-input text:description="&lt;_()&gt;">Lieferschein Entwurf.:</text:text-input> <text:text-input text:description="&lt;o.name&gt;">IVNr_</text:text-input><text:span text:style-name="T1"><text:text-input text:description="&lt;/when&gt;">endwhen_</text:text-input></text:span><text:span text:style-name="T1"><text:text-input text:description="&lt;when test=&quot;o.state=='cancel'&quot;&gt;">when_Canel_</text:text-input></text:span><text:span text:style-name="T2"><text:text-input text:description="&lt;_()&gt;">Abgebrochen:</text:text-input></text:span> <text:span text:style-name="T2"><text:text-input text:description="&lt;o.name&gt;">IV_Nr_</text:text-input></text:span><text:span text:style-name="T3"><text:text-input text:description="&lt;/when&gt;">endwhen_</text:text-input></text:span><text:span text:style-name="T3"><text:text-input text:description="&lt;otherwise&gt;">other_</text:text-input></text:span><text:text-input text:description="&lt;_()&gt;">Lieferschein Nr.:</text:text-input> <text:text-input text:description="&lt;o.name&gt;">IVNr_</text:text-input><text:span text:style-name="T1"><text:text-input text:description="&lt;/otherwise&gt;">endOtherwise_</text:text-input></text:span><text:span text:style-name="T1"><text:text-input text:description="&lt;/choose&gt;">endChoose</text:text-input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table:number-columns-spanned="2" office:value-type="string">
              <text:p text:style-name="P3"><text:text-input text:description="&lt;_()&gt;">Referenz Nr.:</text:text-input></text:p>
            </table:table-cell>
            <table:covered-table-cell/>
            <table:table-cell table:style-name="Table1.A1" table:number-columns-spanned="6" office:value-type="string">
              <text:p text:style-name="P2"><text:placeholder text:placeholder-type="text">&lt;o.origin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3" office:value-type="string">
              <text:p text:style-name="P12"><text:text-input text:description="&lt;_()&gt;">Pos.</text:text-input></text:p>
            </table:table-cell>
            <table:table-cell table:style-name="Table1.A3" table:number-columns-spanned="2" office:value-type="string">
              <text:p text:style-name="P12"><text:text-input text:description="&lt;_()&gt;">Product.</text:text-input></text:p>
            </table:table-cell>
            <table:covered-table-cell/>
            <table:table-cell table:style-name="Table1.A3" office:value-type="string">
              <text:p text:style-name="P12"><text:text-input text:description="&lt;_()&gt;">Seriennummer</text:text-input></text:p>
            </table:table-cell>
            <table:table-cell table:style-name="Table1.A3" office:value-type="string">
              <text:p text:style-name="P12"/>
            </table:table-cell>
            <table:table-cell table:style-name="Table1.A3" office:value-type="string">
              <text:p text:style-name="P12"><text:text-input text:description="&lt;_()&gt;">Menge</text:text-input></text:p>
            </table:table-cell>
            <table:table-cell table:style-name="Table1.A3" office:value-type="string">
              <text:p text:style-name="P12"><text:text-input text:description="&lt;_()&gt;">Gew/Einh.</text:text-input></text:p>
            </table:table-cell>
            <table:table-cell table:style-name="Table1.A3" office:value-type="string">
              <text:p text:style-name="P12"><text:text-input text:description="&lt;_()&gt;">Gew. gesamt</text:text-input></text:p>
            </table:table-cell>
          </table:table-row>
        </table:table-header-rows>
        <table:table-row table:style-name="Table1.4">
          <table:table-cell table:style-name="Table1.A4" table:number-columns-spanned="8" office:value-type="string">
            <text:p text:style-name="P14"><text:text-input text:description="&lt;for each=&quot;line in o.move_lines&quot;&gt;">[for each line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8" office:value-type="string">
            <text:p text:style-name="P16"><text:text-input text:description="&lt;if test=&quot;line.product_id.name=='HEADER'&quot;&gt;">[if Header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9"/>
          </table:table-cell>
          <table:table-cell table:style-name="Table1.A4" table:number-columns-spanned="2" office:value-type="string">
            <text:p text:style-name="P20"/>
          </table:table-cell>
          <table:covered-table-cell/>
          <table:table-cell table:style-name="Table1.A4" office:value-type="string">
            <text:p text:style-name="P19"/>
          </table:table-cell>
          <table:table-cell table:style-name="Table1.A4" office:value-type="string">
            <text:p text:style-name="P19"/>
          </table:table-cell>
          <table:table-cell table:style-name="Table1.A4" office:value-type="string">
            <text:p text:style-name="P19"/>
          </table:table-cell>
          <table:table-cell table:style-name="Table1.A4" office:value-type="string">
            <text:p text:style-name="P19"/>
          </table:table-cell>
          <table:table-cell table:style-name="Table1.A4" office:value-type="string">
            <text:p text:style-name="P19"/>
          </table:table-cell>
        </table:table-row>
        <table:table-row table:style-name="Table1.1">
          <table:table-cell table:style-name="Table1.A4" table:number-columns-spanned="8" office:value-type="string">
            <text:p text:style-name="P17"><text:text-input text:description="&lt;/if&gt;">[/If HEADER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8" office:value-type="string">
            <text:p text:style-name="P21"><text:text-input text:description="&lt;if test=&quot;line.product_id.name not in ['HEADER', 'SUBTOTAL']&quot;&gt;">if not HEADER or SBTOT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22"><text:text-input text:description="&lt;next('line_number')&gt;">[#]</text:text-input></text:p>
          </table:table-cell>
          <table:table-cell table:style-name="Table1.A4" table:number-columns-spanned="2" office:value-type="string">
            <text:p text:style-name="P22"><text:text-input text:description="&lt;line.product_id.code&gt;">product code</text:text-input></text:p>
          </table:table-cell>
          <table:covered-table-cell/>
          <table:table-cell table:style-name="Table1.A4" office:value-type="string">
            <text:p text:style-name="P22"><text:text-input text:description="&lt;line.prodlot_id&gt;">Seriennummer</text:text-input></text:p>
          </table:table-cell>
          <table:table-cell table:style-name="Table1.A4" office:value-type="string">
            <text:p text:style-name="P22"/>
          </table:table-cell>
          <table:table-cell table:style-name="Table1.A4" office:value-type="string">
            <text:p text:style-name="P22"><text:text-input text:description="&lt;formatLang(line.product_qty,digits=0)&gt;">Menge</text:text-input> <text:text-input text:description="&lt;line.product_uom.name&gt;">UoM</text:text-input></text:p>
          </table:table-cell>
          <table:table-cell table:style-name="Table1.A4" office:value-type="string">
            <text:p text:style-name="P22"><text:text-input text:description="&lt;formatLang(line.product_id.weight,digits=0)&gt;">Weight</text:text-input></text:p>
          </table:table-cell>
          <table:table-cell table:style-name="Table1.A4" office:value-type="string">
            <text:p text:style-name="P22"><text:s/><text:text-input text:description="&lt;formatLang((line.product_id.weight*line.product_qty),digits=0)&gt;">sum</text:text-input></text:p>
          </table:table-cell>
        </table:table-row>
        <table:table-row table:style-name="Table1.10">
          <table:table-cell table:style-name="Table1.A4" table:number-columns-spanned="8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4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2" office:value-type="string">
            <text:p text:style-name="P13"/>
          </table:table-cell>
          <table:covered-table-cell/>
        </table:table-row>
        <table:table-row table:style-name="Table1.10">
          <table:table-cell table:style-name="Table1.A4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4" table:number-columns-spanned="8" office:value-type="string">
            <text:p text:style-name="P18"><text:text-input text:description="&lt;_()&gt;">Lieferart:</text:text-input></text:p>
            <text:p text:style-name="P15"><text:text-input text:description="&lt;o.move_type&gt;">Lieferar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4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4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tab/></text:p>
      <text:p text:style-name="P8"/>
      <text:p text:style-name="P8"><text:tab/><text:tab/><text:span text:style-name="T1"><text:text-input text:description="&lt;_()&gt;">Ware übernommen</text:text-input></text:span></text:p>
      <text:p text:style-name="P8"/>
      <text:p text:style-name="P25"><text:tab/><text:span text:style-name="T1"><text:text-input text:description="&lt;_()&gt;">Datum:</text:text-input></text:span> <text:tab/><text:span text:style-name="T1"><text:text-input text:description="&lt;_()&gt;">Unterschrift: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Neue-LightCond" svg:font-family="HelveticaNeue-LightCond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_5f_Sichtfenster_5f_Li" style:display-name="_Sichtfenster_Li" style:family="paragraph" style:parent-style-name="terp_5f_default_5f_9" style:master-page-name="">
      <style:paragraph-properties fo:margin-top="1cm" fo:margin-bottom="1cm" style:page-number="auto" style:shadow="none"/>
      <style:text-properties style:font-name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usammenhalt" style:family="paragraph" style:parent-style-name="Standard" style:master-page-name="">
      <style:paragraph-properties fo:keep-together="auto" fo:orphans="0" fo:widows="0" style:page-number="auto" style:shadow="none" fo:keep-with-next="always"/>
      <style:text-properties style:font-name="HelveticaNeue-LightCond" fo:font-size="8pt" style:font-size-asian="8pt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chtfenster_5f_Links" style:display-name="Sichtfenster_Links" style:family="graphic" style:parent-style-name="Frame">
      <style:graphic-properties svg:width="8.5cm" fo:min-height="4.075cm" text:anchor-type="paragraph" svg:x="0cm" svg:y="0.22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9T13:19:54.96</meta:creation-date>
    <dc:date>2013-04-17T10:12:18</dc:date>
    <meta:editing-duration>PT54M22S</meta:editing-duration>
    <meta:editing-cycles>22</meta:editing-cycles>
    <meta:generator>OpenOffice.org/3.3$Unix OpenOffice.org_project/330m20$Build-9567</meta:generator>
    <meta:document-statistic meta:table-count="2" meta:image-count="0" meta:object-count="0" meta:page-count="1" meta:paragraph-count="40" meta:word-count="72" meta:character-count="658"/>
  </office:meta>
</office:document-meta>
</file>